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c01" officeooo:paragraph-rsid="000b8c01"/>
    </style:style>
    <style:style style:name="P2" style:family="paragraph" style:parent-style-name="Standard">
      <style:text-properties officeooo:rsid="000d82d4" officeooo:paragraph-rsid="000d82d4"/>
    </style:style>
    <style:style style:name="P3" style:family="paragraph" style:parent-style-name="Standard">
      <style:text-properties officeooo:rsid="000e5c35" officeooo:paragraph-rsid="000e5c35"/>
    </style:style>
    <style:style style:name="P4" style:family="paragraph" style:parent-style-name="Standard">
      <style:text-properties fo:font-weight="normal" officeooo:rsid="00101aa7" officeooo:paragraph-rsid="00101aa7" style:font-weight-asian="normal" style:font-weight-complex="normal"/>
    </style:style>
    <style:style style:name="P5" style:family="paragraph" style:parent-style-name="Standard">
      <style:text-properties officeooo:rsid="0011a7f8" officeooo:paragraph-rsid="0011a7f8"/>
    </style:style>
    <style:style style:name="T1" style:family="text">
      <style:text-properties officeooo:rsid="000e5c35"/>
    </style:style>
    <style:style style:name="T2" style:family="text">
      <style:text-properties officeooo:rsid="000f64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42c" style:font-weight-asian="bold" style:font-weight-complex="bold"/>
    </style:style>
    <style:style style:name="T5" style:family="text">
      <style:text-properties fo:font-weight="normal" officeooo:rsid="000f642c" style:font-weight-asian="normal" style:font-weight-complex="normal"/>
    </style:style>
    <style:style style:name="T6" style:family="text">
      <style:text-properties officeooo:rsid="0011a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heckpoint 1;</text:p>
      <text:p text:style-name="P1"/>
      <text:p text:style-name="P1">a) <text:span text:style-name="T1">Nuestro procesador OrgaSmall tiene un tamaño de memoria de 256 palabras de 8 bits (de la cartilla OrgaSmall)</text:span></text:p>
      <text:p text:style-name="P1"/>
      <text:p text:style-name="P1">b) El program counter (PC) tiene un tamaño de 8 bits </text:p>
      <text:p text:style-name="P1"/>
      <text:p text:style-name="P1">c) El instruction register está compuesto por dos registros Intruction Register Low (IRL) e Instruction Register High (IRH) donde cada uno recibe 8 bits del bus de datos. Como tenemos dos registros que componen el Instruction Register, entonces el IR tiene una capacidad de 8 bits.</text:p>
      <text:p text:style-name="P1"/>
      <text:p text:style-name="P2">El IR se encuentra recibiendo instrucciones del bus de datos y las mismas son “pasadas” al Decoder. </text:p>
      <text:p text:style-name="P2"/>
      <text:p text:style-name="P2"/>
      <text:p text:style-name="P2"/>
      <text:p text:style-name="P2">Checkpoint 2:</text:p>
      <text:p text:style-name="P2"/>
      <text:p text:style-name="P2">a) En el program counter (PC) la señal de <text:span text:style-name="T3">INC</text:span> se encarga de incrementar el program counter en una palabra (o dos, dependiendo la instrucción), es decir, permite actualizar la instrucción que posteriormente se ejecutará a la instrucción leída.</text:p>
      <text:p text:style-name="P2"/>
      <text:p text:style-name="P2">b) La instrucción de la ALU <text:span text:style-name="T3">opW</text:span> permite <text:span text:style-name="T1">realizar </text:span>escritura sobre los flags de la misma. Si estamos operando con dos valores A y B el cual modifica el estado de los flags, si opW estuviera en 0, no podriamos observar el cambio de los flags que realiza nuestra operación.</text:p>
      <text:p text:style-name="P3"/>
      <text:p text:style-name="P3">c) </text:p>
      <text:p text:style-name="P3"><text:span text:style-name="T4"/></text:p>
      <text:p text:style-name="P3"><text:span text:style-name="T4"/></text:p>
      <text:p text:style-name="P4">Checkpoint 3: </text:p>
      <text:p text:style-name="P4"/>
      <text:p text:style-name="P4">a) El siguiente set de instrucciones guarda en R0 y R1 dos números y la instrucción siguiente sumara ambos registros y si el resultado es cero (dado por el flag) vuelve a ejecutar la operación, sino salta a la etiqueta halt. <text:span text:style-name="T6">En este caso, JC estará en 0 por ende acabará el programa.</text:span></text:p>
      <text:p text:style-name="P4"/>
      <text:p text:style-name="P4"/>
      <text:p text:style-name="P5">b) Asumiendo que corremos el programa desde 0x00;</text:p>
      <text:p text:style-name="P5"/>
      <text:p text:style-name="P5">JMP seguir → 0x00</text:p>
      <text:p text:style-name="P5"/>
      <text:p text:style-name="P5">seguir: → </text:p>
      <text:p text:style-name="P5">SET R0, 0xFF</text:p>
      <text:p text:style-name="P5">SET R1, 0x11</text:p>
      <text:p text:style-name="P5"/>
      <text:p text:style-name="P5">siguiente:</text:p>
      <text:p text:style-name="P5">ADD R0, R1</text:p>
      <text:p text:style-name="P5">JC siguiente</text:p>
      <text:p text:style-name="P5"/>
      <text:p text:style-name="P5">halt:</text:p>
      <text:p text:style-name="P5">JMP hal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6:42:42.472859236</meta:creation-date>
    <dc:date>2023-10-28T18:04:35.305775543</dc:date>
    <meta:editing-duration>PT9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71" meta:character-count="1527" meta:non-whitespace-character-count="1272"/>
  </office:meta>
</office:document-meta>
</file>